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 Petruzz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Daniele Palumbo</text:p>
          </table:table-cell>
          <table:table-cell table:number-columns-repeated="6"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Emanuele Tripodi 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Federico Padrini 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esco Lai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riele Canov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ham Mohamed</text:p>
          </table:table-cell>
          <table:table-cell table:number-columns-repeated="7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im Azetov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tro Barber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erto Maria Veglio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4:36:10.387940849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6:56:38.797262434</meta:creation-date>
    <dc:date>2021-03-13T14:37:08.539480645</dc:date>
    <meta:editing-duration>PT2H14M32S</meta:editing-duration>
    <meta:editing-cycles>7</meta:editing-cycles>
    <meta:generator>LibreOffice/5.4.4.2$MacOSX_X86_64 LibreOffice_project/2524958677847fb3bb44820e40380acbe820f960</meta:generator>
    <meta:document-statistic meta:table-count="1" meta:cell-count="67" meta:object-count="0"/>
  </office:meta>
</office:document-meta>
</file>